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margin-top="0.847cm" fo:margin-bottom="0.499cm" style:contextual-spacing="false"/>
    </style:style>
    <style:style style:name="P2" style:family="paragraph" style:parent-style-name="Heading_20_2">
      <style:paragraph-properties fo:margin-top="0.353cm" fo:margin-bottom="0.499cm" style:contextual-spacing="false"/>
    </style:style>
    <style:style style:name="P3" style:family="paragraph" style:parent-style-name="Heading_20_3">
      <style:paragraph-properties fo:margin-top="0.353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Documentación del Sistema de Gestión de Ventas y Clientes en Farmacia</text:span></text:h>
      <text:h text:style-name="P2" text:outline-level="2"><text:span text:style-name="Strong_20_Emphasis">1. Descripción General</text:span></text:h>
      <text:p text:style-name="Text_20_body">Este sistema está diseñado para gestionar las ventas y el inventario en una farmacia, permitiendo realizar ventas, administrar productos, gestionar clientes y controlar tareas pendientes. La base de datos está conectada a MySQL, y se realizan operaciones CRUD (Crear, Leer, Actualizar, Eliminar) sobre las tablas de productos, clientes, ventas y detalles de venta.</text:p>
      <text:h text:style-name="P2" text:outline-level="2"><text:span text:style-name="Strong_20_Emphasis">2. Funcionalidades del Sistema</text:span></text:h>
      <text:h text:style-name="P3" text:outline-level="3"><text:span text:style-name="Strong_20_Emphasis">2.1. Login</text:span></text:h>
      <text:list xml:id="list3370223538" text:style-name="L1">
        <text:list-item>
          <text:p text:style-name="P5">El sistema requiere que el usuario inicie sesión con un nombre de usuario y una contraseña válidos.</text:p>
        </text:list-item>
        <text:list-item>
          <text:p text:style-name="P4">Se utiliza la función <text:span text:style-name="Source_20_Text">verificar_login()</text:span> para validar las credenciales del usuario y permitir el acceso al sistema.</text:p>
        </text:list-item>
      </text:list>
      <text:h text:style-name="P3" text:outline-level="3"><text:span text:style-name="Strong_20_Emphasis">2.2. Menú Principal</text:span></text:h>
      <text:p text:style-name="Text_20_body">Después de un login exitoso, se presenta el menú principal con las siguientes opciones:</text:p>
      <text:list xml:id="list1957296119" text:style-name="L2">
        <text:list-item>
          <text:p text:style-name="P7"><text:span text:style-name="Strong_20_Emphasis">Ventas:</text:span> Simular compras, registrar ventas y listar las ventas realizadas.</text:p>
        </text:list-item>
        <text:list-item>
          <text:p text:style-name="P7"><text:span text:style-name="Strong_20_Emphasis">Inventario:</text:span> Agregar, ver, editar o eliminar productos del inventario.</text:p>
        </text:list-item>
        <text:list-item>
          <text:p text:style-name="P7"><text:span text:style-name="Strong_20_Emphasis">Tareas:</text:span> Gestionar tareas pendientes como revisar inventario, hacer pedidos, etc.</text:p>
        </text:list-item>
        <text:list-item>
          <text:p text:style-name="P6"><text:span text:style-name="Strong_20_Emphasis">Gestión de Clientes:</text:span> Agregar, ver, actualizar o eliminar clientes.</text:p>
        </text:list-item>
      </text:list>
      <text:h text:style-name="P3" text:outline-level="3"><text:span text:style-name="Strong_20_Emphasis">2.3. Funciones de Ventas</text:span></text:h>
      <text:list xml:id="list3897223366" text:style-name="L3">
        <text:list-item>
          <text:p text:style-name="P9"><text:span text:style-name="Strong_20_Emphasis">Simular Compra:</text:span> Permite agregar productos al carrito de compras para un cliente específico. Si el cliente no existe, el sistema ofrecerá registrar un nuevo cliente.</text:p>
        </text:list-item>
        <text:list-item>
          <text:p text:style-name="P9"><text:span text:style-name="Strong_20_Emphasis">Registrar Venta:</text:span> Después de simular la compra, se realiza la venta y se registra en la base de datos.</text:p>
        </text:list-item>
        <text:list-item>
          <text:p text:style-name="P8"><text:span text:style-name="Strong_20_Emphasis">Ver Registro de Ventas:</text:span> Muestra un historial de todas las ventas realizadas, con detalles como el cliente, fecha y total.</text:p>
        </text:list-item>
      </text:list>
      <text:h text:style-name="P3" text:outline-level="3"><text:soft-page-break/><text:span text:style-name="Strong_20_Emphasis">2.4. Funciones de Inventario</text:span></text:h>
      <text:list xml:id="list1295885536" text:style-name="L4">
        <text:list-item>
          <text:p text:style-name="P11"><text:span text:style-name="Strong_20_Emphasis">Agregar Producto:</text:span> Permite añadir nuevos productos al inventario.</text:p>
        </text:list-item>
        <text:list-item>
          <text:p text:style-name="P11"><text:span text:style-name="Strong_20_Emphasis">Ver Productos:</text:span> Muestra todos los productos disponibles en el inventario.</text:p>
        </text:list-item>
        <text:list-item>
          <text:p text:style-name="P11"><text:span text:style-name="Strong_20_Emphasis">Editar Producto:</text:span> Permite actualizar la información de un producto existente.</text:p>
        </text:list-item>
        <text:list-item>
          <text:p text:style-name="P10"><text:span text:style-name="Strong_20_Emphasis">Eliminar Producto:</text:span> Permite eliminar un producto del inventario.</text:p>
        </text:list-item>
      </text:list>
      <text:h text:style-name="P3" text:outline-level="3"><text:span text:style-name="Strong_20_Emphasis">2.5. Funciones de Gestión de Clientes</text:span></text:h>
      <text:list xml:id="list1544521453" text:style-name="L5">
        <text:list-item>
          <text:p text:style-name="P13"><text:span text:style-name="Strong_20_Emphasis">Agregar Cliente:</text:span> Permite añadir nuevos clientes al sistema.</text:p>
        </text:list-item>
        <text:list-item>
          <text:p text:style-name="P13"><text:span text:style-name="Strong_20_Emphasis">Ver Clientes:</text:span> Muestra todos los clientes registrados en la base de datos.</text:p>
        </text:list-item>
        <text:list-item>
          <text:p text:style-name="P13"><text:span text:style-name="Strong_20_Emphasis">Actualizar Cliente:</text:span> Permite modificar la información de un cliente existente.</text:p>
        </text:list-item>
        <text:list-item>
          <text:p text:style-name="P12"><text:span text:style-name="Strong_20_Emphasis">Eliminar Cliente:</text:span> Permite eliminar un cliente de la base de datos.</text:p>
        </text:list-item>
      </text:list>
      <text:h text:style-name="P3" text:outline-level="3"><text:span text:style-name="Strong_20_Emphasis">2.6. Funciones de Tareas</text:span></text:h>
      <text:list xml:id="list2295908915" text:style-name="L6">
        <text:list-item>
          <text:p text:style-name="P14"><text:span text:style-name="Strong_20_Emphasis">Gestionar Tareas:</text:span> Permite gestionar tareas pendientes como revisar el inventario o realizar pedidos.</text:p>
        </text:list-item>
      </text:list>
      <text:h text:style-name="P2" text:outline-level="2"><text:span text:style-name="Strong_20_Emphasis">3. Base de Datos</text:span></text:h>
      <text:p text:style-name="Text_20_body">La base de datos <text:span text:style-name="Source_20_Text">Farmacia</text:span> contiene las siguientes tablas principales:</text:p>
      <text:h text:style-name="P3" text:outline-level="3"><text:span text:style-name="Strong_20_Emphasis">3.1. Tabla </text:span><text:span text:style-name="Strong_20_Emphasis"><text:span text:style-name="Source_20_Text">Clientes</text:span></text:span></text:h>
      <text:list xml:id="list2613684353" text:style-name="L7">
        <text:list-item>
          <text:p text:style-name="P16"><text:span text:style-name="Strong_20_Emphasis">id_cliente:</text:span> INT, AUTO_INCREMENT, PRIMARY KEY</text:p>
        </text:list-item>
        <text:list-item>
          <text:p text:style-name="P16"><text:span text:style-name="Strong_20_Emphasis">nombre:</text:span> VARCHAR(100)</text:p>
        </text:list-item>
        <text:list-item>
          <text:p text:style-name="P15"><text:span text:style-name="Strong_20_Emphasis">telefono:</text:span> VARCHAR(20)</text:p>
        </text:list-item>
      </text:list>
      <text:h text:style-name="P3" text:outline-level="3"><text:span text:style-name="Strong_20_Emphasis">3.2. Tabla </text:span><text:span text:style-name="Strong_20_Emphasis"><text:span text:style-name="Source_20_Text">Productos</text:span></text:span></text:h>
      <text:list xml:id="list3721769097" text:style-name="L8">
        <text:list-item>
          <text:p text:style-name="P18"><text:span text:style-name="Strong_20_Emphasis">id_producto:</text:span> INT, AUTO_INCREMENT, PRIMARY KEY</text:p>
        </text:list-item>
        <text:list-item>
          <text:p text:style-name="P18"><text:span text:style-name="Strong_20_Emphasis">nombre:</text:span> VARCHAR(100)</text:p>
        </text:list-item>
        <text:list-item>
          <text:p text:style-name="P18"><text:span text:style-name="Strong_20_Emphasis">precio:</text:span> DECIMAL(10, 2)</text:p>
        </text:list-item>
        <text:list-item>
          <text:p text:style-name="P17"><text:span text:style-name="Strong_20_Emphasis">cantidad:</text:span> INT</text:p>
        </text:list-item>
      </text:list>
      <text:h text:style-name="P3" text:outline-level="3"><text:span text:style-name="Strong_20_Emphasis">3.3. Tabla </text:span><text:span text:style-name="Strong_20_Emphasis"><text:span text:style-name="Source_20_Text">Ventas</text:span></text:span></text:h>
      <text:list xml:id="list3129024451" text:style-name="L9">
        <text:list-item>
          <text:p text:style-name="P20"><text:span text:style-name="Strong_20_Emphasis">id_venta:</text:span> INT, AUTO_INCREMENT, PRIMARY KEY</text:p>
        </text:list-item>
        <text:list-item>
          <text:p text:style-name="P20"><text:span text:style-name="Strong_20_Emphasis">id_cliente:</text:span> INT, FOREIGN KEY referencia a <text:span text:style-name="Source_20_Text">Clientes(id_cliente)</text:span></text:p>
        </text:list-item>
        <text:list-item>
          <text:p text:style-name="P20"><text:span text:style-name="Strong_20_Emphasis">fecha:</text:span> DATETIME</text:p>
        </text:list-item>
        <text:list-item>
          <text:p text:style-name="P20"><text:soft-page-break/><text:span text:style-name="Strong_20_Emphasis">total:</text:span> DECIMAL(10, 2)</text:p>
        </text:list-item>
        <text:list-item>
          <text:p text:style-name="P19"><text:span text:style-name="Strong_20_Emphasis">forma_pago:</text:span> VARCHAR(50)</text:p>
        </text:list-item>
      </text:list>
      <text:h text:style-name="P3" text:outline-level="3"><text:span text:style-name="Strong_20_Emphasis">3.4. Tabla </text:span><text:span text:style-name="Strong_20_Emphasis"><text:span text:style-name="Source_20_Text">Detalles_Venta</text:span></text:span></text:h>
      <text:list xml:id="list1390768562" text:style-name="L10">
        <text:list-item>
          <text:p text:style-name="P22"><text:span text:style-name="Strong_20_Emphasis">id_detalle:</text:span> INT, AUTO_INCREMENT, PRIMARY KEY</text:p>
        </text:list-item>
        <text:list-item>
          <text:p text:style-name="P22"><text:span text:style-name="Strong_20_Emphasis">id_venta:</text:span> INT, FOREIGN KEY referencia a <text:span text:style-name="Source_20_Text">Ventas(id_venta)</text:span></text:p>
        </text:list-item>
        <text:list-item>
          <text:p text:style-name="P22"><text:span text:style-name="Strong_20_Emphasis">id_producto:</text:span> INT, FOREIGN KEY referencia a <text:span text:style-name="Source_20_Text">Productos(id_producto)</text:span></text:p>
        </text:list-item>
        <text:list-item>
          <text:p text:style-name="P22"><text:span text:style-name="Strong_20_Emphasis">cantidad:</text:span> INT</text:p>
        </text:list-item>
        <text:list-item>
          <text:p text:style-name="P22"><text:span text:style-name="Strong_20_Emphasis">subtotal:</text:span> DECIMAL(10, 2)</text:p>
        </text:list-item>
        <text:list-item>
          <text:p text:style-name="P21"><text:span text:style-name="Strong_20_Emphasis">estado:</text:span> VARCHAR(20) ('en carrito', 'vendido')</text:p>
        </text:list-item>
      </text:list>
      <text:h text:style-name="P2" text:outline-level="2"><text:span text:style-name="Strong_20_Emphasis">4. Funciones del Código</text:span></text:h>
      <text:h text:style-name="P3" text:outline-level="3"><text:span text:style-name="Strong_20_Emphasis">4.1. Funciones para la Gestión de Clientes</text:span></text:h>
      <text:list xml:id="list2975327407" text:style-name="L11">
        <text:list-item>
          <text:p text:style-name="P24"><text:span text:style-name="Strong_20_Emphasis">agregar_cliente:</text:span> Inserta un nuevo cliente en la base de datos.</text:p>
        </text:list-item>
        <text:list-item>
          <text:p text:style-name="P24"><text:span text:style-name="Strong_20_Emphasis">listar_clientes:</text:span> Muestra todos los clientes registrados en la base de datos.</text:p>
        </text:list-item>
        <text:list-item>
          <text:p text:style-name="P24"><text:span text:style-name="Strong_20_Emphasis">actualizar_cliente:</text:span> Actualiza la información de un cliente existente.</text:p>
        </text:list-item>
        <text:list-item>
          <text:p text:style-name="P23"><text:span text:style-name="Strong_20_Emphasis">eliminar_cliente:</text:span> Elimina un cliente de la base de datos.</text:p>
        </text:list-item>
      </text:list>
      <text:h text:style-name="P3" text:outline-level="3"><text:span text:style-name="Strong_20_Emphasis">4.2. Funciones para la Gestión de Productos</text:span></text:h>
      <text:list xml:id="list2649093100" text:style-name="L12">
        <text:list-item>
          <text:p text:style-name="P26"><text:span text:style-name="Strong_20_Emphasis">agregar_producto:</text:span> Inserta un nuevo producto en el inventario.</text:p>
        </text:list-item>
        <text:list-item>
          <text:p text:style-name="P26"><text:span text:style-name="Strong_20_Emphasis">listar_productos:</text:span> Muestra todos los productos disponibles en el inventario.</text:p>
        </text:list-item>
        <text:list-item>
          <text:p text:style-name="P26"><text:span text:style-name="Strong_20_Emphasis">actualizar_producto:</text:span> Actualiza la información de un producto existente.</text:p>
        </text:list-item>
        <text:list-item>
          <text:p text:style-name="P25"><text:span text:style-name="Strong_20_Emphasis">eliminar_producto:</text:span> Elimina un producto del inventario.</text:p>
        </text:list-item>
      </text:list>
      <text:h text:style-name="P3" text:outline-level="3"><text:span text:style-name="Strong_20_Emphasis">4.3. Funciones para la Gestión de Ventas</text:span></text:h>
      <text:list xml:id="list2706422741" text:style-name="L13">
        <text:list-item>
          <text:p text:style-name="P28"><text:span text:style-name="Strong_20_Emphasis">simular_compra:</text:span> Permite agregar productos al carrito de compras y verificar si el cliente está registrado.</text:p>
        </text:list-item>
        <text:list-item>
          <text:p text:style-name="P28"><text:span text:style-name="Strong_20_Emphasis">registrar_venta:</text:span> Registra una venta en la tabla <text:span text:style-name="Source_20_Text">Ventas</text:span> y actualiza los productos en el carrito como vendidos.</text:p>
        </text:list-item>
        <text:list-item>
          <text:p text:style-name="P27"><text:span text:style-name="Strong_20_Emphasis">listar_ventas:</text:span> Muestra el historial de todas las ventas realizadas.</text:p>
        </text:list-item>
      </text:list>
      <text:h text:style-name="P3" text:outline-level="3"><text:span text:style-name="Strong_20_Emphasis">4.4. Funciones Auxiliares</text:span></text:h>
      <text:list xml:id="list52079346" text:style-name="L14">
        <text:list-item>
          <text:p text:style-name="P30"><text:span text:style-name="Strong_20_Emphasis">generar_fecha_aleatoria:</text:span> Genera una fecha aleatoria dentro de un rango de años.</text:p>
        </text:list-item>
        <text:list-item>
          <text:p text:style-name="P29"><text:soft-page-break/><text:span text:style-name="Strong_20_Emphasis">verificar_login:</text:span> Verifica si las credenciales proporcionadas por el usuario son correctas.</text:p>
        </text:list-item>
      </text:list>
      <text:h text:style-name="P2" text:outline-level="2"><text:span text:style-name="Strong_20_Emphasis">5. Flujo de Trabajo</text:span></text:h>
      <text:list xml:id="list592277035" text:style-name="L15">
        <text:list-item>
          <text:p text:style-name="P32">El usuario inicia sesión proporcionando su nombre de usuario y contraseña.</text:p>
        </text:list-item>
        <text:list-item>
          <text:p text:style-name="P32">Si el login es exitoso, se presenta el menú principal donde el usuario puede elegir entre realizar una venta, gestionar el inventario, gestionar clientes o ver las tareas pendientes.</text:p>
        </text:list-item>
        <text:list-item>
          <text:p text:style-name="P32">Si el usuario selecciona la opción de ventas, se puede simular una compra, ver el historial de ventas, o registrar una nueva venta.</text:p>
        </text:list-item>
        <text:list-item>
          <text:p text:style-name="P32">Si el usuario selecciona la opción de inventario, puede agregar, editar, eliminar o ver productos disponibles en la base de datos.</text:p>
        </text:list-item>
        <text:list-item>
          <text:p text:style-name="P32">Si el usuario selecciona la opción de clientes, puede agregar, editar, eliminar o ver clientes.</text:p>
        </text:list-item>
        <text:list-item>
          <text:p text:style-name="P31">Finalmente, si el usuario elige salir, el sistema se desconecta de la base de datos y finaliza el programa.</text:p>
        </text:list-item>
      </text:list>
      <text:h text:style-name="P2" text:outline-level="2"><text:span text:style-name="Strong_20_Emphasis">6. Problemas Comunes y Soluciones</text:span></text:h>
      <text:h text:style-name="P3" text:outline-level="3"><text:span text:style-name="Strong_20_Emphasis">6.1. Error al registrar la venta</text:span></text:h>
      <text:p text:style-name="Text_20_body"><text:span text:style-name="Strong_20_Emphasis">Causa:</text:span> Puede ser que el cliente no esté correctamente registrado o que la fecha del sistema esté incorrecta. <text:span text:style-name="Strong_20_Emphasis">Solución:</text:span> Verificar que el cliente esté registrado en la base de datos y que la hora del sistema esté correctamente configurada.</text:p>
      <text:h text:style-name="P3" text:outline-level="3"><text:span text:style-name="Strong_20_Emphasis">6.2. Error al agregar un producto</text:span></text:h>
      <text:p text:style-name="Text_20_body"><text:span text:style-name="Strong_20_Emphasis">Causa:</text:span> Puede haber un error en la conexión con la base de datos o en la inserción de datos. <text:span text:style-name="Strong_20_Emphasis">Solución:</text:span> Verificar la conexión a la base de datos y asegurarse de que los datos ingresados (precio, cantidad, etc.) sean correctos.</text:p>
      <text:p text:style-name="Horizontal_20_Line"/>
      <text:h text:style-name="P2" text:outline-level="2"><text:span text:style-name="Strong_20_Emphasis">7. Conclusión</text:span></text:h>
      <text:p text:style-name="Text_20_body">Este sistema proporciona una interfaz completa para la gestión de ventas, productos e inventarios, permitiendo una fácil administración de los clientes y las transacciones. La implementación de las funciones en C, junto con la conexión a MySQL, permite una eficiente gestión de los datos y una interacción fluida con el usuario.</text:p>
      <text:p text:style-name="Horizontal_20_Line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11-12T11:54:52.173645979</dc:date>
    <meta:editing-duration>PT1M50S</meta:editing-duration>
    <meta:generator>LibreOffice/7.3.7.2$Linux_X86_64 LibreOffice_project/30$Build-2</meta:generator>
    <meta:document-statistic meta:table-count="0" meta:image-count="0" meta:object-count="0" meta:page-count="5" meta:paragraph-count="85" meta:word-count="915" meta:character-count="5860" meta:non-whitespace-character-count="5085"/>
    <meta:user-defined meta:name="AppVersion">14.0000</meta:user-defined>
    <meta:template xlink:type="simple" xlink:actuate="onRequest" xlink:title="Normal.dotm" xlink:href=""/>
  </office:meta>
</office:document-meta>
</file>